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47b8b8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7" draw:id="id27" draw:layer="layout" svg:width="18.883cm" svg:height="10.779cm" svg:x="21.066cm" svg:y="12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13cm" svg:height="1.651cm" svg:x="19.669cm" svg:y="5.699cm">
          <text:p text:style-name="P1">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413cm" svg:height="1.651cm" svg:x="5.572cm" svg:y="10.271cm">
          <text:p text:style-name="P1">Model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413cm" svg:height="1.651cm" svg:x="12.811cm" svg:y="10.271cm">
          <text:p text:style-name="P1">Transmitter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2.413cm" svg:height="1.651cm" svg:x="19.669cm" svg:y="10.271cm">
          <text:p text:style-name="P1">Ab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413cm" svg:height="1.651cm" svg:x="27.503cm" svg:y="10.271cm">
          <text:p text:style-name="P1">Device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2.413cm" svg:height="1.651cm" svg:x="27.503cm" svg:y="13.811cm">
          <text:p text:style-name="P1">Model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3.175cm" svg:height="1.651cm" svg:x="12.43cm" svg:y="16.351cm">
          <text:p text:style-name="P1">Transmitter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3.175cm" svg:height="1.651cm" svg:x="33.345cm" svg:y="16.351cm">
          <text:p text:style-name="P1">TransmitterDetail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6" draw:id="id26" draw:layer="layout" svg:width="2.413cm" svg:height="1.651cm" svg:x="21.447cm" svg:y="16.367cm">
          <text:p text:style-name="P1">Model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2.413cm" svg:height="1.651cm" svg:x="27.503cm" svg:y="16.351cm">
          <text:p text:style-name="P1">Mix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2.413cm" svg:height="1.651cm" svg:x="5.572cm" svg:y="13.811cm">
          <text:p text:style-name="P1">ModelDeta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2.413cm" svg:height="1.651cm" svg:x="5.572cm" svg:y="16.351cm">
          <text:p text:style-name="P1">Mix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413cm" svg:height="1.651cm" svg:x="5.572cm" svg:y="18.764cm">
          <text:p text:style-name="P1">MixerU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2.413cm" svg:height="1.651cm" svg:x="8.62cm" svg:y="18.764cm">
          <text:p text:style-name="P1">Limi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2.413cm" svg:height="1.651cm" svg:x="5.572cm" svg:y="21.304cm">
          <text:p text:style-name="P1">EditCur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2.413cm" svg:height="1.651cm" svg:x="2.651cm" svg:y="21.304cm">
          <text:p text:style-name="P1">EditSwit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2.413cm" svg:height="1.651cm" svg:x="27.503cm" svg:y="18.764cm">
          <text:p text:style-name="P1">MixerU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2.413cm" svg:height="1.651cm" svg:x="27.503cm" svg:y="21.304cm">
          <text:p text:style-name="P1">EditCur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1" draw:id="id21" draw:layer="layout" svg:width="2.413cm" svg:height="1.651cm" svg:x="24.455cm" svg:y="21.304cm">
          <text:p text:style-name="P1">EditSwit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5" draw:id="id25" draw:layer="layout" svg:width="2.413cm" svg:height="1.651cm" svg:x="24.455cm" svg:y="16.351cm">
          <text:p text:style-name="P1">RFProtoc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413cm" svg:height="1.651cm" svg:x="2.651cm" svg:y="16.351cm">
          <text:p text:style-name="P1">RFProtoc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3.175cm" svg:height="1.651cm" svg:x="33.345cm" svg:y="18.764cm">
          <text:p text:style-name="P1">HardwareIn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2.413cm" svg:height="1.651cm" svg:x="37.028cm" svg:y="18.764cm">
          <text:p text:style-name="P1">LogicalIn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3.175cm" svg:height="1.651cm" svg:x="12.43cm" svg:y="18.78cm">
          <text:p text:style-name="P1">HardwareIn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2.413cm" svg:height="1.651cm" svg:x="16.367cm" svg:y="18.78cm">
          <text:p text:style-name="P1">LogicalInpu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19cm" svg:x1="20.876cm" svg:y1="7.35cm" svg:x2="6.779cm" svg:y2="10.271cm" draw:start-shape="id1" draw:start-glue-point="6" draw:end-shape="id2" draw:end-glue-point="4" svg:d="M20876 7350v1270h-14097v1651" svg:viewBox="0 0 14098 2922">
          <text:p/>
        </draw:connector>
        <draw:connector draw:style-name="gr3" draw:text-style-name="P1" draw:layer="layout" draw:line-skew="-0.19cm" svg:x1="20.876cm" svg:y1="7.35cm" svg:x2="14.018cm" svg:y2="10.271cm" draw:start-shape="id1" draw:start-glue-point="6" draw:end-shape="id3" draw:end-glue-point="4" svg:d="M20876 7350v1270h-6858v1651" svg:viewBox="0 0 6859 2922">
          <text:p/>
        </draw:connector>
        <draw:connector draw:style-name="gr3" draw:text-style-name="P1" draw:layer="layout" draw:line-skew="-0.19cm" svg:x1="20.876cm" svg:y1="7.35cm" svg:x2="28.71cm" svg:y2="10.271cm" draw:start-shape="id1" draw:start-glue-point="6" draw:end-shape="id4" draw:end-glue-point="4" svg:d="M20876 7350v1270h7834v1651" svg:viewBox="0 0 7835 2922">
          <text:p/>
        </draw:connector>
        <draw:connector draw:style-name="gr3" draw:text-style-name="P1" draw:layer="layout" svg:x1="6.779cm" svg:y1="11.922cm" svg:x2="6.779cm" svg:y2="13.811cm" draw:start-shape="id2" draw:start-glue-point="6" draw:end-shape="id5" draw:end-glue-point="4" svg:d="M6779 11922v1889" svg:viewBox="0 0 1 1890">
          <text:p/>
        </draw:connector>
        <draw:connector draw:style-name="gr3" draw:text-style-name="P1" draw:layer="layout" svg:x1="6.779cm" svg:y1="15.462cm" svg:x2="6.779cm" svg:y2="16.351cm" draw:start-shape="id5" draw:start-glue-point="6" draw:end-shape="id6" draw:end-glue-point="4" svg:d="M6779 15462v889" svg:viewBox="0 0 1 890">
          <text:p/>
        </draw:connector>
        <draw:connector draw:style-name="gr3" draw:text-style-name="P1" draw:layer="layout" svg:x1="6.779cm" svg:y1="18.002cm" svg:x2="6.779cm" svg:y2="18.764cm" draw:start-shape="id6" draw:start-glue-point="6" draw:end-shape="id7" draw:end-glue-point="4" svg:d="M6779 18002v762" svg:viewBox="0 0 1 763">
          <text:p/>
        </draw:connector>
        <draw:connector draw:style-name="gr3" draw:text-style-name="P1" draw:layer="layout" svg:x1="6.779cm" svg:y1="20.415cm" svg:x2="6.779cm" svg:y2="21.304cm" draw:start-shape="id7" draw:start-glue-point="6" draw:end-shape="id8" draw:end-glue-point="4" svg:d="M6779 20415v889" svg:viewBox="0 0 1 890">
          <text:p/>
        </draw:connector>
        <draw:connector draw:style-name="gr3" draw:text-style-name="P1" draw:layer="layout" svg:x1="5.572cm" svg:y1="19.59cm" svg:x2="3.858cm" svg:y2="21.304cm" draw:start-shape="id7" draw:start-glue-point="5" draw:end-shape="id9" draw:end-glue-point="4" svg:d="M5572 19590h-1714v1714" svg:viewBox="0 0 1715 1715">
          <text:p/>
        </draw:connector>
        <draw:connector draw:style-name="gr3" draw:text-style-name="P1" draw:layer="layout" svg:x1="5.572cm" svg:y1="14.637cm" svg:x2="3.858cm" svg:y2="16.351cm" draw:start-shape="id5" draw:start-glue-point="5" draw:end-shape="id10" draw:end-glue-point="4" svg:d="M5572 14637h-1714v1714" svg:viewBox="0 0 1715 1715">
          <text:p/>
        </draw:connector>
        <draw:connector draw:style-name="gr3" draw:text-style-name="P1" draw:layer="layout" svg:x1="14.018cm" svg:y1="11.922cm" svg:x2="14.018cm" svg:y2="16.351cm" draw:start-shape="id3" draw:start-glue-point="6" draw:end-shape="id11" draw:end-glue-point="4" svg:d="M14018 11922v4429" svg:viewBox="0 0 1 4430">
          <text:p/>
        </draw:connector>
        <draw:connector draw:style-name="gr3" draw:text-style-name="P1" draw:layer="layout" svg:x1="7.985cm" svg:y1="17.177cm" svg:x2="9.827cm" svg:y2="18.764cm" draw:start-shape="id6" draw:start-glue-point="7" draw:end-shape="id12" draw:end-glue-point="4" svg:d="M7985 17177h1842v1587" svg:viewBox="0 0 1843 1588">
          <text:p/>
        </draw:connector>
        <draw:connector draw:style-name="gr3" draw:text-style-name="P1" draw:layer="layout" svg:x1="14.018cm" svg:y1="18.002cm" svg:x2="14.018cm" svg:y2="18.78cm" draw:start-shape="id11" draw:start-glue-point="6" draw:end-shape="id13" draw:end-glue-point="4" svg:d="M14018 18002v778" svg:viewBox="0 0 1 779">
          <text:p/>
        </draw:connector>
        <draw:connector draw:style-name="gr3" draw:text-style-name="P1" draw:layer="layout" svg:x1="15.605cm" svg:y1="17.177cm" svg:x2="17.573cm" svg:y2="18.78cm" draw:start-shape="id11" draw:start-glue-point="7" draw:end-shape="id14" svg:d="M15605 17177h1968v1603" svg:viewBox="0 0 1969 1604">
          <text:p/>
        </draw:connector>
        <draw:connector draw:style-name="gr3" draw:text-style-name="P1" draw:layer="layout" svg:x1="20.876cm" svg:y1="7.35cm" svg:x2="20.875cm" svg:y2="10.271cm" draw:start-shape="id1" draw:start-glue-point="6" draw:end-shape="id15" svg:d="M20876 7350v1460h-1v1461" svg:viewBox="0 0 2 2922">
          <text:p/>
        </draw:connector>
        <draw:connector draw:style-name="gr3" draw:text-style-name="P1" draw:layer="layout" svg:x1="28.71cm" svg:y1="11.922cm" svg:x2="28.71cm" svg:y2="13.811cm" draw:start-shape="id4" draw:start-glue-point="6" draw:end-shape="id16" draw:end-glue-point="4" svg:d="M28710 11922v1889" svg:viewBox="0 0 1 1890">
          <text:p/>
        </draw:connector>
        <draw:connector draw:style-name="gr3" draw:text-style-name="P1" draw:layer="layout" svg:x1="28.71cm" svg:y1="15.462cm" svg:x2="28.71cm" svg:y2="16.351cm" draw:start-shape="id16" draw:start-glue-point="6" draw:end-shape="id17" draw:end-glue-point="4" svg:d="M28710 15462v889" svg:viewBox="0 0 1 890">
          <text:p/>
        </draw:connector>
        <draw:connector draw:style-name="gr3" draw:text-style-name="P1" draw:layer="layout" svg:x1="29.916cm" svg:y1="14.637cm" svg:x2="34.933cm" svg:y2="16.351cm" draw:start-shape="id16" draw:start-glue-point="7" draw:end-shape="id18" draw:end-glue-point="4" svg:d="M29916 14637h5017v1714" svg:viewBox="0 0 5018 1715">
          <text:p/>
        </draw:connector>
        <draw:connector draw:style-name="gr3" draw:text-style-name="P1" draw:layer="layout" svg:x1="28.71cm" svg:y1="18.002cm" svg:x2="28.71cm" svg:y2="18.764cm" draw:start-shape="id17" draw:start-glue-point="6" draw:end-shape="id19" draw:end-glue-point="4" svg:d="M28710 18002v762" svg:viewBox="0 0 1 763">
          <text:p/>
        </draw:connector>
        <draw:connector draw:style-name="gr3" draw:text-style-name="P1" draw:layer="layout" svg:x1="28.71cm" svg:y1="20.415cm" svg:x2="28.71cm" svg:y2="21.304cm" draw:start-shape="id19" draw:start-glue-point="6" draw:end-shape="id20" draw:end-glue-point="4" svg:d="M28710 20415v889" svg:viewBox="0 0 1 890">
          <text:p/>
        </draw:connector>
        <draw:connector draw:style-name="gr3" draw:text-style-name="P1" draw:layer="layout" svg:x1="27.503cm" svg:y1="19.59cm" svg:x2="25.661cm" svg:y2="21.304cm" draw:start-shape="id19" draw:start-glue-point="5" draw:end-shape="id21" svg:d="M27503 19590h-1842v1714" svg:viewBox="0 0 1843 1715">
          <text:p/>
        </draw:connector>
        <draw:frame draw:style-name="gr4" draw:text-style-name="P2" draw:layer="layout" svg:width="10.222cm" svg:height="0.806cm" svg:x="15.889cm" svg:y="2.397cm">
          <draw:text-box>
            <text:p><text:span text:style-name="T1">Configurator web-app User Interface flow</text:span></text:p>
          </draw:text-box>
        </draw:frame>
        <draw:custom-shape draw:style-name="gr2" draw:text-style-name="P1" xml:id="id24" draw:id="id24" draw:layer="layout" svg:width="2.413cm" svg:height="1.651cm" svg:x="30.424cm" svg:y="18.764cm">
          <text:p text:style-name="P1">Limi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4.933cm" svg:y1="18.002cm" svg:x2="34.933cm" svg:y2="18.764cm" draw:start-shape="id18" draw:start-glue-point="6" draw:end-shape="id22" draw:end-glue-point="4" svg:d="M34933 18002v762" svg:viewBox="0 0 1 763">
          <text:p/>
        </draw:connector>
        <draw:connector draw:style-name="gr3" draw:text-style-name="P1" draw:layer="layout" svg:x1="36.52cm" svg:y1="17.177cm" svg:x2="38.235cm" svg:y2="18.764cm" draw:start-shape="id18" draw:start-glue-point="7" draw:end-shape="id23" draw:end-glue-point="4" svg:d="M36520 17177h1715v1587" svg:viewBox="0 0 1716 1588">
          <text:p/>
        </draw:connector>
        <draw:connector draw:style-name="gr3" draw:text-style-name="P1" draw:layer="layout" svg:x1="29.916cm" svg:y1="17.177cm" svg:x2="31.63cm" svg:y2="18.764cm" draw:start-shape="id17" draw:start-glue-point="7" draw:end-shape="id24" svg:d="M29916 17177h1714v1587" svg:viewBox="0 0 1715 1588">
          <text:p/>
        </draw:connector>
        <draw:connector draw:style-name="gr3" draw:text-style-name="P1" draw:layer="layout" svg:x1="27.503cm" svg:y1="14.637cm" svg:x2="25.661cm" svg:y2="16.351cm" draw:start-shape="id16" draw:start-glue-point="5" draw:end-shape="id25" svg:d="M27503 14637h-1842v1714" svg:viewBox="0 0 1843 1715">
          <text:p/>
        </draw:connector>
        <draw:connector draw:style-name="gr3" draw:text-style-name="P1" draw:layer="layout" svg:x1="27.503cm" svg:y1="14.637cm" svg:x2="22.654cm" svg:y2="16.367cm" draw:start-shape="id16" draw:start-glue-point="5" draw:end-shape="id26" draw:end-glue-point="4" svg:d="M27503 14637h-4849v1730" svg:viewBox="0 0 4850 1731">
          <text:p/>
        </draw:connector>
        <draw:frame draw:style-name="gr4" draw:layer="layout" svg:width="4.638cm" svg:height="0.649cm" svg:x="35.097cm" svg:y="12.924cm">
          <draw:text-box>
            <text:p>Connected to a transmitter</text:p>
          </draw:text-box>
        </draw:frame>
        <draw:connector draw:style-name="gr3" draw:text-style-name="P1" draw:layer="layout" svg:x1="30.507cm" svg:y1="12.684cm" svg:x2="29.916cm" svg:y2="11.097cm" draw:start-shape="id27" draw:start-glue-point="0" draw:end-shape="id4" draw:end-glue-point="7" svg:d="M30507 12684v-1587h-591" svg:viewBox="0 0 592 1588">
          <text:p/>
        </draw:connector>
        <draw:frame draw:style-name="gr4" draw:layer="layout" svg:width="2.919cm" svg:height="0.649cm" svg:x="30.418cm" svg:y="11.468cm">
          <draw:text-box>
            <text:p>Connection lo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NE RC</meta:initial-creator>
    <meta:creation-date>2016-07-24T14:03:54.994895343</meta:creation-date>
    <dc:date>2016-07-24T14:42:33.322621317</dc:date>
    <dc:creator>LANE RC</dc:creator>
    <meta:editing-duration>PT30M45S</meta:editing-duration>
    <meta:editing-cycles>15</meta:editing-cycles>
    <meta:generator>LibreOffice/4.2.8.2$Linux_X86_64 LibreOffice_project/420m0$Build-2</meta:generator>
    <meta:document-statistic meta:object-count="56"/>
  </office:meta>
</office:document-meta>
</file>